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objectwithoutfill">
      <style:graphic-properties svg:stroke-width="0.053cm" svg:stroke-color="#ff42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8cm" svg:y="0.0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2" draw:layer="layout" svg:x1="4.82cm" svg:y1="0.5cm" svg:x2="4.82cm" svg:y2="6.7cm">
          <text:p/>
        </draw:line>
        <draw:frame draw:style-name="gr3" draw:text-style-name="P3" draw:layer="layout" svg:width="1.56cm" svg:height="1.199cm" svg:x="3.24cm" svg:y="0.46cm">
          <draw:text-box>
            <text:p><text:span text:style-name="T1">(8,1)</text:span></text:p>
          </draw:text-box>
        </draw:frame>
        <draw:frame draw:style-name="gr3" draw:text-style-name="P3" draw:layer="layout" svg:width="1.6cm" svg:height="1.199cm" svg:x="2.5cm" svg:y="2.2cm">
          <draw:text-box>
            <text:p><text:span text:style-name="T1">(4,2)</text:span></text:p>
          </draw:text-box>
        </draw:frame>
        <draw:frame draw:style-name="gr3" draw:text-style-name="P3" draw:layer="layout" svg:width="1.7cm" svg:height="1.199cm" svg:x="3.4cm" svg:y="1.3cm">
          <draw:text-box>
            <text:p><text:span text:style-name="T1">(16,1)</text:span></text:p>
          </draw:text-box>
        </draw:frame>
        <draw:frame draw:style-name="gr4" draw:text-style-name="P3" draw:layer="layout" svg:width="1.4cm" svg:height="0.8cm" svg:x="2.6cm" svg:y="3cm">
          <draw:text-box>
            <text:p><text:span text:style-name="T1">(8,2)</text:span></text:p>
          </draw:text-box>
        </draw:frame>
        <draw:frame draw:style-name="gr3" draw:text-style-name="P3" draw:layer="layout" svg:width="1.6cm" svg:height="1.199cm" svg:x="3.7cm" svg:y="2.755cm">
          <draw:text-box>
            <text:p><text:span text:style-name="T1">(4,4)</text:span></text:p>
          </draw:text-box>
        </draw:frame>
        <draw:frame draw:style-name="gr3" draw:text-style-name="P3" draw:layer="layout" svg:width="1.7cm" svg:height="1.199cm" svg:x="3.4cm" svg:y="3.8cm">
          <draw:text-box>
            <text:p><text:span text:style-name="T1">(16,2)</text:span></text:p>
          </draw:text-box>
        </draw:frame>
        <draw:frame draw:style-name="gr5" draw:text-style-name="P3" draw:layer="layout" svg:width="1.6cm" svg:height="0.725cm" svg:x="4.8cm" svg:y="4.555cm">
          <draw:text-box>
            <text:p><text:span text:style-name="T1">(8,4)</text:span></text:p>
          </draw:text-box>
        </draw:frame>
        <draw:frame draw:style-name="gr5" draw:text-style-name="P3" draw:layer="layout" svg:width="1.6cm" svg:height="0.725cm" svg:x="6.9cm" svg:y="5.075cm">
          <draw:text-box>
            <text:p><text:span text:style-name="T1">(8,8)</text:span></text:p>
          </draw:text-box>
        </draw:frame>
        <draw:frame draw:style-name="gr3" draw:text-style-name="P3" draw:layer="layout" svg:width="1.8cm" svg:height="1.199cm" svg:x="10cm" svg:y="5.1cm">
          <draw:text-box>
            <text:p><text:span text:style-name="T1">(16,4)</text:span></text:p>
          </draw:text-box>
        </draw:frame>
        <draw:frame draw:style-name="gr3" draw:text-style-name="P3" draw:layer="layout" svg:width="1.8cm" svg:height="1.199cm" svg:x="11cm" svg:y="3cm">
          <draw:text-box>
            <text:p><text:span text:style-name="T1">(32,1)</text:span></text:p>
          </draw:text-box>
        </draw:frame>
        <draw:frame draw:style-name="gr3" draw:text-style-name="P3" draw:layer="layout" svg:width="1.7cm" svg:height="1.199cm" svg:x="11.8cm" svg:y="5.3cm">
          <draw:text-box>
            <text:p><text:span text:style-name="T1">(32,2)</text:span></text:p>
          </draw:text-box>
        </draw:frame>
        <draw:frame draw:style-name="gr3" draw:text-style-name="P3" draw:layer="layout" svg:width="1.7cm" svg:height="1.199cm" svg:x="14.1cm" svg:y="3.555cm">
          <draw:text-box>
            <text:p><text:span text:style-name="T1">(64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25T15:40:38.058083064</dc:date>
    <meta:editing-duration>P1DT7H22M</meta:editing-duration>
    <meta:editing-cycles>33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0" chart:origin="0" chart:interval-major="5" chart:reverse-direction="false" text:line-break="false" loext:try-staggering-first="false" chart:link-data-style-to-source="false" chart:axis-position="0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1.885cm" svg:y="0.181cm" svg:width="13.793cm" svg:height="7.365cm">
          <chartooo:coordinate-region svg:x="2.718cm" svg:y="0.46cm" svg:width="12.668cm" svg:height="6.28cm"/>
          <chart:axis chart:dimension="x" chart:name="primary-x" chart:style-name="ch3" chartooo:axis-type="auto">
            <chart:title svg:x="4.644cm" svg:y="7.592cm" chart:style-name="ch4">
              <text:p>maximum performance degradation
relative to BASE(%)</text:p>
            </chart:title>
            <chart:categories table:cell-range-address="local-table.$A$2:.$A$13"/>
            <chart:grid chart:style-name="ch5" chart:class="major"/>
          </chart:axis>
          <chart:axis chart:dimension="y" chart:name="primary-y" chart:style-name="ch6">
            <chart:title svg:x="0.157cm" svg:y="6.112cm" chart:style-name="ch7">
              <text:p>number of comparisons
relative to BASE(%)</text:p>
            </chart:title>
            <chart:grid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782118922003">
                <text:p>1.55782118922003</text:p>
              </table:table-cell>
              <table:table-cell office:value-type="float" office:value="36.3520099856939">
                <text:p>36.35200998569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7453301012406">
                <text:p>2.17453301012406</text:p>
              </table:table-cell>
              <table:table-cell office:value-type="float" office:value="30.1352241408844">
                <text:p>30.1352241408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9518037929559">
                <text:p>2.59518037929559</text:p>
              </table:table-cell>
              <table:table-cell office:value-type="float" office:value="19.7819778816432">
                <text:p>19.7819778816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615000712961">
                <text:p>3.99615000712961</text:p>
              </table:table-cell>
              <table:table-cell office:value-type="float" office:value="21.0097894889538">
                <text:p>21.0097894889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0049396267838">
                <text:p>23.0049396267838</text:p>
              </table:table-cell>
              <table:table-cell office:value-type="float" office:value="23.298356502542">
                <text:p>23.298356502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0253814344788">
                <text:p>4.40253814344788</text:p>
              </table:table-cell>
              <table:table-cell office:value-type="float" office:value="14.0139673853644">
                <text:p>14.0139673853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3313845715101">
                <text:p>5.23313845715101</text:p>
              </table:table-cell>
              <table:table-cell office:value-type="float" office:value="11.691014272569">
                <text:p>11.691014272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902305159166">
                <text:p>27.3902305159166</text:p>
              </table:table-cell>
              <table:table-cell office:value-type="float" office:value="16.0855035526543">
                <text:p>16.0855035526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739846322722">
                <text:p>24.1739846322722</text:p>
              </table:table-cell>
              <table:table-cell office:value-type="float" office:value="9.01840755762071">
                <text:p>9.01840755762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3589462129528">
                <text:p>18.3589462129528</text:p>
              </table:table-cell>
              <table:table-cell office:value-type="float" office:value="6.25635602843001">
                <text:p>6.25635602843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046103183315">
                <text:p>13.046103183315</text:p>
              </table:table-cell>
              <table:table-cell office:value-type="float" office:value="6.97825067486044">
                <text:p>6.97825067486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814487380579">
                <text:p>1.76814487380579</text:p>
              </table:table-cell>
              <table:table-cell office:value-type="float" office:value="29.0821199816393">
                <text:p>29.0821199816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